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2.93cm"/>
    </style:style>
    <style:style style:name="pr2" style:family="presentation" style:parent-style-name="Blue-outline1">
      <style:graphic-properties fo:min-height="16.647cm"/>
    </style:style>
    <style:style style:name="pr3" style:family="presentation" style:parent-style-name="Blue-notes" style:list-style-name="L1">
      <style:graphic-properties draw:fill-color="#ffffff" fo:min-height="11.411cm"/>
    </style:style>
    <style:style style:name="pr4" style:family="presentation" style:parent-style-name="Blue-notes" style:list-style-name="L1">
      <style:graphic-properties draw:fill-color="#ffffff" fo:min-height="11.411cm"/>
    </style:style>
    <style:style style:name="P1" style:family="paragraph">
      <style:paragraph-properties fo:margin-top="0cm" fo:margin-bottom="0.305cm"/>
    </style:style>
    <style:style style:name="P2" style:family="paragraph">
      <style:paragraph-properties fo:margin-top="0cm" fo:margin-bottom="0.305cm"/>
      <style:text-properties fo:font-size="26pt" style:font-size-asian="26pt" style:font-size-complex="26pt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top="0cm" fo:margin-bottom="0.305cm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e</presentation:footer-decl>
      <draw:page draw:name="page1" draw:style-name="dp1" draw:master-page-name="Blue" presentation:presentation-page-layout-name="AL1T1" presentation:use-footer-name="ftr1">
        <office:forms form:automatic-focus="false" form:apply-design-mode="false"/>
        <draw:frame presentation:style-name="pr1" draw:layer="layout" svg:width="22.5cm" svg:height="2.93cm" svg:x="0.5cm" svg:y="0.125cm" presentation:class="title">
          <draw:text-box>
            <text:p>Exercício – Casos de Uso</text:p>
          </draw:text-box>
        </draw:frame>
        <draw:frame presentation:style-name="pr2" draw:text-style-name="P2" draw:layer="layout" svg:width="25.259cm" svg:height="16.647cm" svg:x="-0.259cm" svg:y="2.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2">A Univ. XYZ planeja desenvolver um sistema online de matrícula em seus cursos de nível superior. O sistema antigo não atende aos novos requisitos quando nos referimos ao uso da web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3cm" svg:x="2.789cm" svg:y="1.9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" presentation:presentation-page-layout-name="AL1T1" presentation:use-footer-name="ftr1">
        <office:forms form:automatic-focus="false" form:apply-design-mode="false"/>
        <draw:frame presentation:style-name="pr1" draw:layer="layout" svg:width="22.5cm" svg:height="2.93cm" svg:x="0.5cm" svg:y="0.125cm" presentation:class="title">
          <draw:text-box>
            <text:p>Exercício – Casos de Uso</text:p>
          </draw:text-box>
        </draw:frame>
        <draw:frame presentation:style-name="pr2" draw:text-style-name="P4" draw:layer="layout" svg:width="25.259cm" svg:height="17.353cm" svg:x="-0.259cm" svg:y="1.5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3">O sistema permitirá que os alunos possam se matricular em qualquer disciplina do curso pela Internet e os professores poderão submeter suas aulas, como também notas e atividades de classe pela própria web. Contudo, a lista de curso e de disciplinas somente poderá ser atualizada pelo sistema legado já existente (SCALeg).</text:span></text:p>
              </text:list-header>
              <text:list-item>
                <text:p text:style-name="P1"><text:span text:style-name="T3">O período de matrículas será configurado pelo administrador do sistema através do próprio browser. O sistema avisará os alunos acerca do período de matrículas através de e-mail contendo uma lista de sugestão de disciplinas para o próprio semestre. Nenhum aluno poderá se matricular fora do período, a menos que devidamente permitido pelo coordenador do curso. O coordenador poderá acessar o sistema e liberar a matrícula para um ou mais alunos indicando a justificativa plausível.</text:span></text:p>
              </text:list-item>
              <text:list-item>
                <text:p text:style-name="P1"><text:span text:style-name="T3">Durante o período de matrículas, os estudantes poderão acessar o site do sistema, registrar-se e confirmar a sugestão enviada por e-mail. Ele poderá ajustar as disciplinas nesse momento ou depois do início das aulas, por um período configurado pelo administrador do sistema. Após a confirmação da matrícula, o sistema de controle acadêmico encaminhará a lista de disciplinas de cada aluno para a secretaria. Os alunos receberão a confirmação da matrícula por e-mail.</text:span></text:p>
              </text:list-item>
              <text:list-item>
                <text:p text:style-name="P1"><text:span text:style-name="T3">Os alunos poderão ver um relatório contendo lista de disciplinas do curso no qual estão matriculados, professor alocado, créditos e os horários. O coordenador poderá ver maiores detalhes como data da criação da disciplina, detalhes de todas as turmas (atuais e anteriores) existentes.</text:span></text:p>
              </text:list-item>
              <text:list-item>
                <text:p text:style-name="P1"><text:span text:style-name="T3">Os professores também poderão ter acesso a lista de disciplinas de um curso o poderão se candidatar a ministrar alguma disciplina sem professor previamente alocado. A coordenação do curso efetuará a atribuição do professor à disciplina. Os professores terão acesso a lista de alunos matriculados nas suas disciplinas.</text:span></text:p>
              </text:list-item>
              <text:list-item>
                <text:p text:style-name="P1"><text:span text:style-name="T3">O sistema notificará a coordenação acerca de disciplinas contendo menos de 3 alunos matriculados para que ações sejam tomadas. Caso a disciplina seja cancelada para o semestre, o aluno deverá ser notificado.</text:span></text:p>
              </text:list-item>
              <text:list-item>
                <text:p text:style-name="P1"><text:span text:style-name="T3">Ao final do semestre, os alunos poderão acessar o sistema e verificar notas, quantidade de faltas e observações feitas pelos professores acerca dos mesmos. O sistema deve controlar o acesso não autorizado de pessoas através de canal seguro e senha para cada usuário. 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3cm" svg:x="2.789cm" svg:y="1.93cm" draw:page-number="2" presentation:class="page"/>
          <draw:frame presentation:style-name="pr4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23cm" fo:min-width="2.746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10.666cm" svg:height="7.999cm" svg:x="4.191cm" svg:y="3.556cm" draw:page-number="1"/>
      <draw:page-thumbnail draw:layer="backgroundobjects" svg:width="10.666cm" svg:height="7.999cm" svg:x="4.191cm" svg:y="13.843cm"/>
    </style:handout-master>
    <style:master-page style:name="Blue" style:page-layout-name="PM1" draw:style-name="Mdp1">
      <draw:frame presentation:style-name="Mpr1" draw:text-style-name="MP3" draw:layer="backgroundobjects" svg:width="22.5cm" svg:height="3.18cm" svg:x="0.5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2.859cm" svg:height="12.572cm" svg:x="1.27cm" svg:y="4.457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3.246cm" svg:height="1.273cm" svg:x="23.454cm" svg:y="18.177cm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Blue-title" draw:layer="backgroundobjects" svg:width="13.469cm" svg:height="9.523cm" svg:x="2.789cm" svg:y="1.93cm" presentation:class="page"/>
        <draw:frame presentation:style-name="Blue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1$Linux OpenOffice.org_project/310m19$Build-9420</meta:generator>
    <dc:title>Slide 1</dc:title>
    <dc:date>2010-03-11T18:37:37</dc:date>
    <meta:print-date>2010-03-11T18:35:09</meta:print-date>
    <meta:editing-cycles>31</meta:editing-cycles>
    <meta:editing-duration>PT03H07M2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